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181709A280DC03D849.png" manifest:media-type="image/png"/>
  <manifest:file-entry manifest:full-path="Pictures/100000010000078000000418070DABFF2FED4089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Bild1" text:anchor-type="char" svg:x="0.0264in" svg:y="0.0701in" svg:width="6.6929in" svg:height="3.6528in" draw:z-index="0"><draw:image xlink:href="Pictures/100000010000078000000418070DABFF2FED4089.png" xlink:type="simple" xlink:show="embed" xlink:actuate="onLoad" draw:mime-type="image/png"/></draw:frame></text:p>
      <text:p text:style-name="Standard"/>
      <text:p text:style-name="Standard"><draw:frame draw:style-name="fr1" draw:name="Bild2" text:anchor-type="char" svg:width="6.6929in" svg:height="3.6528in" draw:z-index="1"><draw:image xlink:href="Pictures/1000000100000780000004181709A280DC03D84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CH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CH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4T23:13:45.040503162</meta:creation-date>
    <meta:print-date>2022-12-04T23:16:00.490693299</meta:print-date>
    <dc:date>2022-12-04T23:22:38.246369180</dc:date>
    <meta:editing-duration>PT8M53S</meta:editing-duration>
    <meta:editing-cycles>1</meta:editing-cycles>
    <meta:document-statistic meta:table-count="0" meta:image-count="2" meta:object-count="0" meta:page-count="1" meta:paragraph-count="0" meta:word-count="0" meta:character-count="0" meta:non-whitespace-character-count="0"/>
    <meta:generator>LibreOffice/7.4.2.3$Linux_X86_64 LibreOffice_project/40$Build-3</meta:generator>
  </office:meta>
</office:document-meta>
</file>